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10"/>
    <style:style style:name="ce4" style:family="table-cell" style:parent-style-name="Default" style:data-style-name="N10110">
      <style:text-properties fo:font-weight="bold" style:font-weight-asian="bold" style:font-weight-complex="bold"/>
    </style:style>
    <style:style style:name="ce5" style:family="table-cell" style:parent-style-name="Default" style:data-style-name="N101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2" style:family="table-cell" style:parent-style-name="Default" style:data-style-name="N10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Cycles</text:p>
          </table:table-cell>
          <table:table-cell table:number-columns-repeated="1022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0.5</text:p>
          </table:table-cell>
          <table:table-cell table:formula="of:=[.B2]*[.A5]" office:value-type="float" office:value="833333" calcext:value-type="float">
            <text:p>833.33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5" office:value-type="string" calcext:value-type="string">
            <text:p>HEX</text:p>
          </table:table-cell>
          <table:table-cell table:number-columns-repeated="2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7206" calcext:value-type="float">
            <text:p>57.206</text:p>
          </table:table-cell>
          <table:table-cell/>
          <table:table-cell table:formula="of:=DEC2HEX([.B10])" office:value-type="string" office:string-value="DF76" calcext:value-type="string">
            <text:p>DF76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Default" office:value-type="float" office:value="8330" calcext:value-type="float">
            <text:p>833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200.079951980792" calcext:value-type="float">
            <text:p>200,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4.9980019992008" calcext:value-type="float">
            <text:p>4,9980019992008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" number:language="de" number:country="DE">
      <number:number number:decimal-places="2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8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2-12-28T17:48:31.996700160</dc:date>
    <meta:editing-duration>PT5H57M28S</meta:editing-duration>
    <meta:editing-cycles>6</meta:editing-cycles>
    <meta:generator>LibreOffice/7.3.7.2$Linux_X86_64 LibreOffice_project/30$Build-2</meta:generator>
    <meta:document-statistic meta:table-count="1" meta:cell-count="17" meta:object-count="0"/>
  </office:meta>
</office:document-meta>
</file>